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5.76mm" svg:y="74.59mm">
            <draw:object draw:notify-on-update-of-ranges="Sheet2.J4:Sheet2.J13 Sheet2.J3:Sheet2.J3 Sheet2.I4:Sheet2.I13 Sheet2.K4:Sheet2.K13 Sheet2.K3:Sheet2.K3 Sheet2.I4:Sheet2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6" table:number-columns-repeated="1004" table:default-cell-style-name="ce1"/>
        <table:table-row table:style-name="ro1"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etodologias</text:p>
          </table:table-cell>
          <table:covered-table-cell table:style-name="ce9"/>
          <table:table-cell table:number-columns-repeated="2"/>
          <table:table-cell table:style-name="ce12" office:value-type="string" calcext:value-type="string" table:number-columns-spanned="2" table:number-rows-spanned="1">
            <text:p>Desvios do MAX</text:p>
          </table:table-cell>
          <table:covered-table-cell table:style-name="ce5"/>
          <table:table-cell/>
          <table:table-cell table:style-name="ce20" office:value-type="string" calcext:value-type="string" table:number-columns-spanned="3" table:number-rows-spanned="1">
            <text:p>Desvios Ordenados (copie os valores da tabela anterior e ordene as colunas)</text:p>
          </table:table-cell>
          <table:covered-table-cell table:number-columns-repeated="2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 table:style-name="ce5" office:value-type="string" calcext:value-type="string">
            <text:p>MIN</text:p>
          </table:table-cell>
          <table:table-cell/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SMALL([.B4:.C4];1)" office:value-type="float" office:value="69" calcext:value-type="float">
            <text:p>69</text:p>
          </table:table-cell>
          <table:table-cell/>
          <table:table-cell table:style-name="ce14" table:formula="of:=[.B4]/[.D4]" office:value-type="float" office:value="1" calcext:value-type="float">
            <text:p>1,000</text:p>
          </table:table-cell>
          <table:table-cell table:style-name="ce14" table:formula="of:=[.C4]/[.D4]" office:value-type="float" office:value="1.02898550724638" calcext:value-type="float">
            <text:p>1,029</text:p>
          </table:table-cell>
          <table:table-cell/>
          <table:table-cell table:style-name="ce10" table:formula="of:=[.A4]/LARGE([.A4:.A13];1)" office:value-type="float" office:value="0.1" calcext:value-type="float">
            <text:p>0,10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70" calcext:value-type="float">
            <text:p>70</text:p>
          </table:table-cell>
          <table:table-cell table:style-name="ce7" table:formula="of:=SMALL([.B5:.C5];1)" office:value-type="float" office:value="70" calcext:value-type="float">
            <text:p>70</text:p>
          </table:table-cell>
          <table:table-cell/>
          <table:table-cell table:style-name="ce14" table:formula="of:=[.B5]/[.D5]" office:value-type="float" office:value="1" calcext:value-type="float">
            <text:p>1,000</text:p>
          </table:table-cell>
          <table:table-cell table:style-name="ce14" table:formula="of:=[.C5]/[.D5]" office:value-type="float" office:value="1" calcext:value-type="float">
            <text:p>1,000</text:p>
          </table:table-cell>
          <table:table-cell/>
          <table:table-cell table:style-name="ce10" table:formula="of:=[.A5]/LARGE([.A4:.A13];1)" office:value-type="float" office:value="0.2" calcext:value-type="float">
            <text:p>0,2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46" calcext:value-type="float">
            <text:p>146</text:p>
          </table:table-cell>
          <table:table-cell table:style-name="ce7" table:formula="of:=SMALL([.B6:.C6];1)" office:value-type="float" office:value="144" calcext:value-type="float">
            <text:p>144</text:p>
          </table:table-cell>
          <table:table-cell/>
          <table:table-cell table:style-name="ce14" table:formula="of:=[.B6]/[.D6]" office:value-type="float" office:value="1" calcext:value-type="float">
            <text:p>1,000</text:p>
          </table:table-cell>
          <table:table-cell table:style-name="ce14" table:formula="of:=[.C6]/[.D6]" office:value-type="float" office:value="1.01388888888889" calcext:value-type="float">
            <text:p>1,014</text:p>
          </table:table-cell>
          <table:table-cell/>
          <table:table-cell table:style-name="ce10" table:formula="of:=[.A6]/LARGE([.A4:.A13];1)" office:value-type="float" office:value="0.3" calcext:value-type="float">
            <text:p>0,3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24" calcext:value-type="float">
            <text:p>1,024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SMALL([.B7:.C7];1)" office:value-type="float" office:value="145" calcext:value-type="float">
            <text:p>145</text:p>
          </table:table-cell>
          <table:table-cell/>
          <table:table-cell table:style-name="ce14" table:formula="of:=[.B7]/[.D7]" office:value-type="float" office:value="1" calcext:value-type="float">
            <text:p>1,000</text:p>
          </table:table-cell>
          <table:table-cell table:style-name="ce14" table:formula="of:=[.C7]/[.D7]" office:value-type="float" office:value="1.03448275862069" calcext:value-type="float">
            <text:p>1,034</text:p>
          </table:table-cell>
          <table:table-cell/>
          <table:table-cell table:style-name="ce10" table:formula="of:=[.A7]/LARGE([.A4:.A13];1)" office:value-type="float" office:value="0.4" calcext:value-type="float">
            <text:p>0,4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27" calcext:value-type="float">
            <text:p>1,027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24" calcext:value-type="float">
            <text:p>224</text:p>
          </table:table-cell>
          <table:table-cell table:style-name="ce7" table:formula="of:=SMALL([.B8:.C8];1)" office:value-type="float" office:value="217" calcext:value-type="float">
            <text:p>217</text:p>
          </table:table-cell>
          <table:table-cell/>
          <table:table-cell table:style-name="ce14" table:formula="of:=[.B8]/[.D8]" office:value-type="float" office:value="1" calcext:value-type="float">
            <text:p>1,000</text:p>
          </table:table-cell>
          <table:table-cell table:style-name="ce14" table:formula="of:=[.C8]/[.D8]" office:value-type="float" office:value="1.03225806451613" calcext:value-type="float">
            <text:p>1,032</text:p>
          </table:table-cell>
          <table:table-cell/>
          <table:table-cell table:style-name="ce10" table:formula="of:=[.A8]/LARGE([.A4:.A13];1)" office:value-type="float" office:value="0.5" calcext:value-type="float">
            <text:p>0,5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29" calcext:value-type="float">
            <text:p>1,029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24" calcext:value-type="float">
            <text:p>224</text:p>
          </table:table-cell>
          <table:table-cell table:style-name="ce7" table:formula="of:=SMALL([.B9:.C9];1)" office:value-type="float" office:value="217" calcext:value-type="float">
            <text:p>217</text:p>
          </table:table-cell>
          <table:table-cell/>
          <table:table-cell table:style-name="ce14" table:formula="of:=[.B9]/[.D9]" office:value-type="float" office:value="1" calcext:value-type="float">
            <text:p>1,000</text:p>
          </table:table-cell>
          <table:table-cell table:style-name="ce14" table:formula="of:=[.C9]/[.D9]" office:value-type="float" office:value="1.03225806451613" calcext:value-type="float">
            <text:p>1,032</text:p>
          </table:table-cell>
          <table:table-cell/>
          <table:table-cell table:style-name="ce10" table:formula="of:=[.A9]/LARGE([.A4:.A13];1)" office:value-type="float" office:value="0.6" calcext:value-type="float">
            <text:p>0,6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32" calcext:value-type="float">
            <text:p>1,032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303" calcext:value-type="float">
            <text:p>303</text:p>
          </table:table-cell>
          <table:table-cell table:style-name="ce7" table:formula="of:=SMALL([.B10:.C10];1)" office:value-type="float" office:value="291" calcext:value-type="float">
            <text:p>291</text:p>
          </table:table-cell>
          <table:table-cell/>
          <table:table-cell table:style-name="ce14" table:formula="of:=[.B10]/[.D10]" office:value-type="float" office:value="1" calcext:value-type="float">
            <text:p>1,000</text:p>
          </table:table-cell>
          <table:table-cell table:style-name="ce14" table:formula="of:=[.C10]/[.D10]" office:value-type="float" office:value="1.04123711340206" calcext:value-type="float">
            <text:p>1,041</text:p>
          </table:table-cell>
          <table:table-cell/>
          <table:table-cell table:style-name="ce10" table:formula="of:=[.A10]/LARGE([.A4:.A13];1)" office:value-type="float" office:value="0.7" calcext:value-type="float">
            <text:p>0,7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32" calcext:value-type="float">
            <text:p>1,032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299" calcext:value-type="float">
            <text:p>299</text:p>
          </table:table-cell>
          <table:table-cell table:style-name="ce7" table:formula="of:=SMALL([.B11:.C11];1)" office:value-type="float" office:value="292" calcext:value-type="float">
            <text:p>292</text:p>
          </table:table-cell>
          <table:table-cell/>
          <table:table-cell table:style-name="ce14" table:formula="of:=[.B11]/[.D11]" office:value-type="float" office:value="1" calcext:value-type="float">
            <text:p>1,000</text:p>
          </table:table-cell>
          <table:table-cell table:style-name="ce14" table:formula="of:=[.C11]/[.D11]" office:value-type="float" office:value="1.02397260273973" calcext:value-type="float">
            <text:p>1,024</text:p>
          </table:table-cell>
          <table:table-cell/>
          <table:table-cell table:style-name="ce10" table:formula="of:=[.A11]/LARGE([.A5:.A13];1)" office:value-type="float" office:value="0.8" calcext:value-type="float">
            <text:p>0,8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34" calcext:value-type="float">
            <text:p>1,034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382" calcext:value-type="float">
            <text:p>382</text:p>
          </table:table-cell>
          <table:table-cell table:style-name="ce7" table:formula="of:=SMALL([.B12:.C12];1)" office:value-type="float" office:value="365" calcext:value-type="float">
            <text:p>365</text:p>
          </table:table-cell>
          <table:table-cell/>
          <table:table-cell table:style-name="ce14" table:formula="of:=[.B12]/[.D12]" office:value-type="float" office:value="1" calcext:value-type="float">
            <text:p>1,000</text:p>
          </table:table-cell>
          <table:table-cell table:style-name="ce14" table:formula="of:=[.C12]/[.D12]" office:value-type="float" office:value="1.04657534246575" calcext:value-type="float">
            <text:p>1,047</text:p>
          </table:table-cell>
          <table:table-cell/>
          <table:table-cell table:style-name="ce10" table:formula="of:=[.A12]/LARGE([.A6:.A13];1)" office:value-type="float" office:value="0.9" calcext:value-type="float">
            <text:p>0,9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41" calcext:value-type="float">
            <text:p>1,041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378" calcext:value-type="float">
            <text:p>378</text:p>
          </table:table-cell>
          <table:table-cell table:style-name="ce7" table:formula="of:=SMALL([.B13:.C13];1)" office:value-type="float" office:value="368" calcext:value-type="float">
            <text:p>368</text:p>
          </table:table-cell>
          <table:table-cell/>
          <table:table-cell table:style-name="ce14" table:formula="of:=[.B13]/[.D13]" office:value-type="float" office:value="1" calcext:value-type="float">
            <text:p>1,000</text:p>
          </table:table-cell>
          <table:table-cell table:style-name="ce14" table:formula="of:=[.C13]/[.D13]" office:value-type="float" office:value="1.02717391304348" calcext:value-type="float">
            <text:p>1,027</text:p>
          </table:table-cell>
          <table:table-cell/>
          <table:table-cell table:style-name="ce10" table:formula="of:=[.A13]/LARGE([.A7:.A13];1)" office:value-type="float" office:value="1" calcext:value-type="float">
            <text:p>1,00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47" calcext:value-type="float">
            <text:p>1,047</text:p>
          </table:table-cell>
          <table:table-cell table:number-columns-repeated="1004"/>
        </table:table-row>
        <table:table-row table:style-name="ro3" table:number-rows-repeated="10">
          <table:table-cell table:number-columns-repeated="5"/>
          <table:table-cell table:style-name="ce2" table:number-columns-repeated="2"/>
          <table:table-cell/>
          <table:table-cell table:style-name="ce2" table:number-columns-repeated="3"/>
          <table:table-cell table:number-columns-repeated="1004"/>
        </table:table-row>
        <table:table-row table:style-name="ro1" table:number-rows-repeated="1048552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2.K4:Sheet2.K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14:11.292206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4T08:16:03.609847844</dc:date>
    <meta:editing-duration>PT1H39M13S</meta:editing-duration>
    <meta:editing-cycles>14</meta:editing-cycles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6.108cm" svg:y="6.42cm" style:legend-expansion="high" chart:style-name="ch3"/>
        <chart:plot-area chart:style-name="ch4" table:cell-range-address="Sheet2.J3:Sheet2.J13 Sheet2.I4:Sheet2.I13 Sheet2.K3:Sheet2.K3" chart:data-source-has-labels="row" svg:x="0.558cm" svg:y="1.471cm" svg:width="24.992cm" svg:height="12.188cm">
          <chartooo:coordinate-region svg:x="1.47cm" svg:y="1.67cm" svg:width="23.655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4:Sheet2.I13" chart:label-cell-address="Sheet2.J3:Sheet2.J3" chart:class="chart:scatter">
            <chart:domain table:cell-range-address="Sheet2.J4:Sheet2.J13"/>
            <chart:data-point chart:repeated="10"/>
          </chart:series>
          <chart:series chart:style-name="ch9" chart:values-cell-range-address="Sheet2.I4:Sheet2.I13" chart:label-cell-address="Sheet2.K3:Sheet2.K3" chart:class="chart:scatter">
            <chart:domain table:cell-range-address="Sheet2.K4:Sheet2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M1</text:p>
                <draw:g>
                  <svg:desc>Sheet2.J3:Sheet2.J3</svg:desc>
                </draw:g>
              </table:table-cell>
              <table:table-cell office:value-type="string">
                <text:p>Coluna K</text:p>
              </table:table-cell>
              <table:table-cell office:value-type="string">
                <text:p>M2</text:p>
                <draw:g>
                  <svg:desc>Sheet2.K3:Sheet2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J4:Sheet2.J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  <table:table-cell office:value-type="float" office:value="1">
                <text:p>1</text:p>
                <draw:g>
                  <svg:desc>Sheet2.K4:Sheet2.K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.014">
                <text:p>1.0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.024">
                <text:p>1.0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.027">
                <text:p>1.0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.029">
                <text:p>1.0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.032">
                <text:p>1.0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.032">
                <text:p>1.03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.034">
                <text:p>1.03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041">
                <text:p>1.0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7">
                <text:p>1.04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